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9945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8807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3728in" fo:break-before="auto" style:use-optimal-row-height="true"/>
    </style:style>
    <style:style style:name="ro8" style:family="table-row">
      <style:table-row-properties style:row-height="1.1189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Tag</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3">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4">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4">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5">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6">
          <table:table-cell office:value-type="float" office:value="1" calcext:value-type="float">
            <text:p>1</text:p>
          </table:table-cell>
          <table:table-cell table:number-columns-repeated="2"/>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4">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7">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2">
          <table:table-cell table:number-columns-repeated="3"/>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3"/>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text:p>
          </table:table-cell>
          <table:table-cell table:number-columns-repeated="1017"/>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4">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table:number-columns-repeated="3"/>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2">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8">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9">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3"/>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4">
          <table:table-cell table:number-columns-repeated="3"/>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4">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140" calcext:value-type="float">
            <text:p>140</text:p>
          </table:table-cell>
          <table:table-cell table:number-columns-repeated="1020"/>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2">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1">
          <table:table-cell table:number-columns-repeated="3"/>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2">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4">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2">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3"/>
          <table:table-cell office:value-type="float" office:value="708" calcext:value-type="float">
            <text:p>708</text:p>
          </table:table-cell>
          <table:table-cell table:number-columns-repeated="1020"/>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6">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7">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9">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5"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0">00/00/0000</text:date>, <text:time style:data-style-name="N2" text:time-value="11:57:54.5950918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20T12:20:12.889060156</dc:date>
    <meta:editing-duration>P3DT6H20M7S</meta:editing-duration>
    <meta:editing-cycles>286</meta:editing-cycles>
    <meta:document-statistic meta:table-count="3" meta:cell-count="2232" meta:object-count="0"/>
  </office:meta>
</office:document-meta>
</file>